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7e6e6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6.4931in" fo:margin-left="-0.07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e7e6e6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List_20_Paragraph" style:list-style-name="WWNum7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Lemonade Stand Planning Phas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  <text:p text:style-name="P6">In many professional situations, you will be working as part of a scrum team. <text:s/>As you plan for a sprint, your team will start by developing goals and describing the steps it will take to complete the project. <text:s/>For Lemonade Stand, you will explore this first phase in development; research and planning. </text:p>
            <text:p text:style-name="P5"/>
          </table:table-cell>
        </table:table-row>
      </table:table>
      <text:p text:style-name="P2"/>
      <text:p text:style-name="Standard"><text:span text:style-name="T2">Research and Explain Game Function</text:span></text:p>
      <text:p text:style-name="Standard">Find a version or two of lemonade stand to play online (some rules will vary between versions). Then, list the steps of the game. <text:s/>Make sure to include the step that initiates the game, and the step that will end the game. <text:s/>Refer to your <text:span text:style-name="T2">User Stories</text:span> as some of the framework for the game is already defined. (i.e. number of times your game will run before giving the final result).</text:p>
      <text:p text:style-name="Standard"/>
      <text:list xml:id="list8363425048832122885" text:style-name="L1">
        <text:list-item>
          <text:p text:style-name="P3">Player will be given a screen displaying the objective and rules of the game.</text:p>
        </text:list-item>
        <text:list-item>
          <text:p text:style-name="P3">Player will pick the number of days their stand will run (between 7, 14, and 30 days).</text:p>
        </text:list-item>
        <text:list-item>
          <text:p text:style-name="P3">Player will then buy the needed items for their inventory.</text:p>
        </text:list-item>
        <text:list-item>
          <text:p text:style-name="P3">Player will then pick their sell price and quality control, with increased profits in mind.</text:p>
        </text:list-item>
        <text:list-item>
          <text:p text:style-name="P3">Player will then execute, waiting for the result of his profits/losses</text:p>
        </text:list-item>
        <text:list-item>
          <text:p text:style-name="P3">This process will run the number of days the player picks, with a daily report, and a net report at the end of the run.</text:p>
        </text:list-item>
        <text:list-item>
          <text:p text:style-name="P3">The game ends with a net report and a prompt to start over.</text:p>
        </text:list-item>
      </text:list>
      <text:p text:style-name="Standard"/>
      <text:p text:style-name="Standard">_____________________________________________________________________________________</text:p>
      <text:p text:style-name="Standard"><text:span text:style-name="T2">Structure Classes</text:span></text:p>
      <text:p text:style-name="Standard">List classes you think you will need to include in your game. These may change as you develop your game.</text:p>
      <text:list xml:id="list5715710057614455856" text:style-name="L2">
        <text:list-item>
          <text:p text:style-name="P4">Program Class</text:p>
        </text:list-item>
        <text:list-item>
          <text:p text:style-name="P4">Game Class</text:p>
        </text:list-item>
        <text:list-item>
          <text:p text:style-name="P4">Player Class</text:p>
        </text:list-item>
        <text:list-item>
          <text:p text:style-name="P4">Inventory Class</text:p>
        </text:list-item>
        <text:list-item>
          <text:p text:style-name="P4">Cup class</text:p>
        </text:list-item>
        <text:list-item>
          <text:p text:style-name="P4">Sugar class</text:p>
        </text:list-item>
        <text:list-item>
          <text:p text:style-name="P4"><text:soft-page-break/>Lemons class</text:p>
        </text:list-item>
        <text:list-item>
          <text:p text:style-name="P4">Ice class</text:p>
        </text:list-item>
        <text:list-item>
          <text:p text:style-name="P4">Store Class</text:p>
        </text:list-item>
        <text:list-item>
          <text:p text:style-name="P4">Day Class</text:p>
        </text:list-item>
        <text:list-item>
          <text:p text:style-name="P4">Time of day class</text:p>
        </text:list-item>
        <text:list-item>
          <text:p text:style-name="P4">Days in business class</text:p>
        </text:list-item>
        <text:list-item>
          <text:p text:style-name="P4">Weather class</text:p>
        </text:list-item>
      </text:list>
      <text:p text:style-name="Standard"/>
      <text:p text:style-name="Standard"><text:span text:style-name="T2"><text:s/>Develop UML</text:span></text:p>
      <text:p text:style-name="Standard">Create a UML diagram that shows the connection between your classes as well as their properties. </text:p>
      <text:p text:style-name="Standard">Consider the following…</text:p>
      <text:list xml:id="list319886846312391865" text:style-name="WWNum7">
        <text:list-item>
          <text:p text:style-name="P1">What is the hierarchy between your classes?</text:p>
        </text:list-item>
        <text:list-item>
          <text:p text:style-name="P1">Where will you use inheritance?</text:p>
        </text:list-item>
        <text:list-item>
          <text:p text:style-name="P1">Where will the phases of the game be executed?</text:p>
        </text:list-item>
        <text:list-item>
          <text:p text:style-name="P1">Where/how will you handle user input?</text:p>
        </text:list-item>
        <text:list-item>
          <text:p text:style-name="P1">What member variables and methods will belong to each class?</text:p>
        </text:list-item>
        <text:list-item>
          <text:p text:style-name="P1">Which member variables and methods <text:bookmark text:name="_GoBack"/>will be public or private?</text:p>
        </text:list-item>
      </text:list>
      <text:p text:style-name="Standard">There are many UML tools and you can use whatever is most comfortable. <text:s/>If you handwrite, give to instructor, if you complete in VS or another online site, send the document or a readable screen shot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Save file as: LastName_LSPlanning then Slack this document and UML to all instructors. <text:s/>You may start on your lemonade stand design after you have submitted. <text:s/>You will receive feedback on your plan as you begin working.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8pt" style:language-complex="km" style:country-complex="KH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8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 </meta:initial-creator>
    <meta:editing-cycles>4</meta:editing-cycles>
    <meta:creation-date>2019-01-18T00:03:00</meta:creation-date>
    <dc:date>2019-01-30T15:11:41.42</dc:date>
    <meta:editing-duration>PT3H24M12S</meta:editing-duration>
    <meta:generator>OpenOffice/4.1.6$Win32 OpenOffice.org_project/416m1$Build-9790</meta:generator>
    <meta:document-statistic meta:table-count="2" meta:image-count="0" meta:object-count="0" meta:page-count="2" meta:paragraph-count="38" meta:word-count="456" meta:character-count="25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